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7a979" officeooo:paragraph-rsid="0017a979" style:font-weight-asian="bold" style:font-weight-complex="bold"/>
    </style:style>
    <style:style style:name="P3" style:family="paragraph" style:parent-style-name="Standard">
      <style:paragraph-properties fo:text-align="center" style:justify-single-word="false"/>
      <style:text-properties fo:font-size="14pt" fo:font-weight="bold" style:font-size-asian="10.5pt"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able_20_Contents">
      <style:paragraph-properties fo:text-align="center" style:justify-single-word="false"/>
      <style:text-properties officeooo:rsid="0017a979" officeooo:paragraph-rsid="0017a979"/>
    </style:style>
    <style:style style:name="P6" style:family="paragraph" style:parent-style-name="Text_20_body" style:list-style-name="L4">
      <style:paragraph-properties fo:margin-top="0in" fo:margin-bottom="0in" style:contextual-spacing="false"/>
      <style:text-properties fo:font-weight="normal" officeooo:paragraph-rsid="00194f0b" style:font-weight-asian="normal" style:font-weight-complex="normal"/>
    </style:style>
    <style:style style:name="P7" style:family="paragraph" style:parent-style-name="Text_20_body" style:list-style-name="L4">
      <style:paragraph-properties fo:margin-top="0in" fo:margin-bottom="0in" style:contextual-spacing="false"/>
      <style:text-properties fo:font-weight="normal" officeooo:paragraph-rsid="001ac646" style:font-weight-asian="normal" style:font-weight-complex="normal"/>
    </style:style>
    <style:style style:name="P8" style:family="paragraph" style:parent-style-name="Text_20_body">
      <style:paragraph-properties fo:margin-top="0in" fo:margin-bottom="0in" style:contextual-spacing="false"/>
      <style:text-properties fo:font-weight="normal" officeooo:paragraph-rsid="00194f0b" style:font-weight-asian="normal" style:font-weight-complex="normal"/>
    </style:style>
    <style:style style:name="P9" style:family="paragraph" style:parent-style-name="Text_20_body">
      <style:paragraph-properties fo:margin-top="0in" fo:margin-bottom="0in" style:contextual-spacing="false"/>
      <style:text-properties fo:font-weight="bold" officeooo:paragraph-rsid="00194f0b"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T1" style:family="text">
      <style:text-properties officeooo:rsid="0017a979"/>
    </style:style>
    <style:style style:name="T2" style:family="text">
      <style:text-properties officeooo:rsid="0011fe73"/>
    </style:style>
    <style:style style:name="T3" style:family="text">
      <style:text-properties officeooo:rsid="00134975"/>
    </style:style>
    <style:style style:name="T4" style:family="text">
      <style:text-properties officeooo:rsid="00194f0b"/>
    </style:style>
    <style:style style:name="T5" style:family="text">
      <style:text-properties officeooo:rsid="001ac646"/>
    </style:style>
    <style:style style:name="T6" style:family="text">
      <style:text-properties officeooo:rsid="001c19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DP(User <text:span text:style-name="T1">D</text:span>atagram protocol)</text:p>
      <text:p text:style-name="P4"/>
      <text:p text:style-name="P9">Why would applications ever want UDP?</text:p>
      <text:list xml:id="list7062816254538508994" text:style-name="L4">
        <text:list-item>
          <text:p text:style-name="P6">Finer app control over data transmission <text:span text:style-name="T4">due to absence of congestion control.</text:span></text:p>
          <text:list>
            <text:list-item>
              <text:p text:style-name="P6"><text:span text:style-name="T3">A sender can afford to send data at some minimum sending rate</text:span></text:p>
            </text:list-item>
          </text:list>
        </text:list-item>
        <text:list-item>
          <text:p text:style-name="P6">Smaller header size</text:p>
        </text:list-item>
        <text:list-item>
          <text:p text:style-name="P6"><text:span text:style-name="T4">Simple : </text:span>No connection states is to be maintained by the end systems.</text:p>
        </text:list-item>
        <text:list-item>
          <text:p text:style-name="P6">No connection establishment.</text:p>
          <text:list>
            <text:list-item>
              <text:p text:style-name="P6"><text:span text:style-name="T2">No handshaking</text:span></text:p>
            </text:list-item>
            <text:list-item>
              <text:p text:style-name="P6"><text:span text:style-name="T2">Each UDP segment is handled independently of the others</text:span></text:p>
            </text:list-item>
          </text:list>
        </text:list-item>
        <text:list-item>
          <text:p text:style-name="P7"><text:span text:style-name="T5">Applications</text:span></text:p>
          <text:list>
            <text:list-item>
              <text:p text:style-name="P7"><text:span text:style-name="T5">Streaming multimedia apps which are loss tolerant but rate sensitive</text:span></text:p>
            </text:list-item>
            <text:list-item>
              <text:p text:style-name="P7"><text:span text:style-name="T5">DNS </text:span><text:span text:style-name="T6">and </text:span><text:span text:style-name="T5">SNMP </text:span><text:span text:style-name="T6">because these protocols don't involve extended to-and-fro communication. A connection setup would be a waste.</text:span></text:p>
            </text:list-item>
          </text:list>
        </text:list-item>
      </text:list>
      <text:p text:style-name="P8"><text:span text:style-name="T2"/></text:p>
      <text:p text:style-name="P2">UDP segment structure</text:p>
      <table:table table:name="Table1" table:style-name="Table1">
        <table:table-column table:style-name="Table1.A"/>
        <table:table-column table:style-name="Table1.B"/>
        <table:table-row>
          <table:table-cell table:style-name="Table1.A1" office:value-type="string">
            <text:p text:style-name="P5">Source port(16)</text:p>
          </table:table-cell>
          <table:table-cell table:style-name="Table1.B1" office:value-type="string">
            <text:p text:style-name="P5">Destination port(16)</text:p>
          </table:table-cell>
        </table:table-row>
        <table:table-row>
          <table:table-cell table:style-name="Table1.A2" office:value-type="string">
            <text:p text:style-name="P5">Length of segment including header in bytes(16)</text:p>
          </table:table-cell>
          <table:table-cell table:style-name="Table1.B2" office:value-type="string">
            <text:p text:style-name="P5">Checksum</text:p>
          </table:table-cell>
        </table:table-row>
        <table:table-row>
          <table:table-cell table:style-name="Table1.B2" table:number-columns-spanned="2" office:value-type="string">
            <text:p text:style-name="P5">Application data(lesser than MSS)</text:p>
          </table:table-cell>
          <table:covered-table-cell/>
        </table:table-row>
      </table:table>
      <text:p text:style-name="P2"/>
      <text:p text:style-name="P1"><text:bookmark text:name="Checksum"/>How is checksum calculated by the sender UDP?</text:p>
      <text:list xml:id="list3571436614226112970" text:style-name="L1">
        <text:list-item>
          <text:p text:style-name="P11">The complement of the payload(pseudo IP header + UDP header) is calculated.</text:p>
          <text:list>
            <text:list-item>
              <text:p text:style-name="P11">A sum of all 16 bit words, with 0-padding in the end if necessary is calculated</text:p>
            </text:list-item>
            <text:list-item>
              <text:p text:style-name="P11">Any overflow is wrapped around. </text:p>
            </text:list-item>
            <text:list-item>
              <text:p text:style-name="P11">The result is complemented.</text:p>
            </text:list-item>
          </text:list>
        </text:list-item>
      </text:list>
      <text:p text:style-name="P4"/>
      <text:p text:style-name="P1">How is checksum verified by the receiver UDP?</text:p>
      <text:list xml:id="list2291915623419134512" text:style-name="L2">
        <text:list-item>
          <text:p text:style-name="P12">The checksum is the complement of the payload((pseudo IP header + UDP header). Adding both should give all 1's</text:p>
          <text:list>
            <text:list-item>
              <text:p text:style-name="P12">A sum of all 16 bit words(pseudo IP header + UDP header), with 0-padding in the end if necessary including the checksum is calculated</text:p>
            </text:list-item>
            <text:list-item>
              <text:p text:style-name="P12">If no errors are introduced the resultant is all 1's. 1111111111111111</text:p>
            </text:list-item>
          </text:list>
        </text:list-item>
      </text:list>
      <text:p text:style-name="P4"/>
      <text:p text:style-name="P1">Is the use of the checksum field compulsory in UDP?</text:p>
      <text:list xml:id="list1733386477993731950" text:style-name="L3">
        <text:list-item>
          <text:p text:style-name="P13">No. Non usage of the checksum field is indicated by having a all zero checksum field.</text:p>
        </text:list-item>
        <text:list-item>
          <text:p text:style-name="P13">If the checksum is calculated and comes up to all zero's, all one's is put in the checksum field. This will not affect the error checking at the receiver side as all zero's is equivalent to all one's in one's complement arithmetic(addition with the carry being wrapped around).</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12-12T13:48:07</meta:creation-date>
    <dc:date>2013-09-12T22:14:10</dc:date>
    <meta:editing-duration>PT10H32M13S</meta:editing-duration>
    <meta:editing-cycles>13</meta:editing-cycles>
    <meta:generator>LibreOffice/4.0.2.2$Linux_x86 LibreOffice_project/400m0$Build-2</meta:generator>
    <dc:creator>Kempa </dc:creator>
    <meta:document-statistic meta:table-count="1" meta:image-count="0" meta:object-count="0" meta:page-count="1" meta:paragraph-count="30" meta:word-count="311" meta:character-count="1782" meta:non-whitespace-character-count="1519"/>
  </office:meta>
</office:document-meta>
</file>